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DejaVu Sans" svg:font-family="'DejaVu Sans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2.42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7.324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5.41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  <style:text-properties fo:font-size="14pt" style:text-underline-style="none" fo:font-weight="bold"/>
    </style:style>
    <style:style style:name="ce2" style:family="table-cell" style:parent-style-name="Default">
      <style:table-cell-properties fo:background-color="#ffffff" fo:wrap-option="wrap" fo:padding-bottom="0.071cm" fo:padding-left="0.106cm" fo:padding-right="0cm" fo:padding-top="0.071cm" style:vertical-align="top"/>
    </style:style>
    <style:style style:name="ce3" style:family="table-cell" style:parent-style-name="Default">
      <style:table-cell-properties fo:background-color="#666666" fo:wrap-option="wrap" fo:padding-bottom="0.071cm" fo:padding-left="0.106cm" fo:padding-right="0cm" fo:padding-top="0.071cm" style:vertical-align="top"/>
      <style:text-properties fo:color="#ffffff" fo:font-weight="bold"/>
    </style:style>
    <style:style style:name="ce4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e6e6ff"/>
      <style:text-properties style:use-window-font-color="true" style:text-outline="false" style:text-line-through-style="none" style:font-name="Bitstream Vera Sans1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 fo:wrap-option="wrap" fo:padding-bottom="0.071cm" fo:padding-left="0.106cm" fo:padding-right="0cm" fo:padding-top="0.071cm" style:vertical-align="top"/>
      <style:text-properties style:font-name="Bitstream Vera Sans1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666666" style:text-align-source="fix" style:repeat-content="false" fo:padding="0.053cm" style:vertical-align="top"/>
      <style:paragraph-properties fo:text-align="center" fo:margin-left="0cm"/>
      <style:text-properties fo:color="#ffffff" fo:font-weight="bold"/>
    </style:style>
    <style:style style:name="ce10" style:family="table-cell" style:parent-style-name="Default">
      <style:table-cell-properties fo:background-color="#ffffcc" style:text-align-source="fix" style:repeat-content="false" fo:padding="0.053cm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ffff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>
      <style:table-cell-properties fo:background-color="#ffffcc"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fo:background-color="#ffffff" fo:wrap-option="wrap" style:vertical-align="top"/>
    </style:style>
    <style:style style:name="ce16" style:family="table-cell" style:parent-style-name="Default">
      <style:table-cell-properties fo:background-color="#666666" style:text-align-source="fix" style:repeat-content="false" fo:wrap-option="wrap" fo:padding="0.053cm" style:vertical-align="top"/>
      <style:paragraph-properties fo:text-align="center" fo:margin-left="0cm"/>
      <style:text-properties fo:color="#ffffff" fo:font-weight="bold"/>
    </style:style>
    <style:style style:name="ce17" style:family="table-cell" style:parent-style-name="Default">
      <style:table-cell-properties fo:background-color="#ffcc99" fo:wrap-option="wrap" fo:padding="0.053cm" style:vertical-align="top"/>
    </style:style>
    <style:style style:name="ce18" style:family="table-cell" style:parent-style-name="Default">
      <style:table-cell-properties fo:background-color="#ffcc99" fo:wrap-option="wrap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cc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ffcc99" fo:wrap-option="wrap" style:vertical-align="top"/>
    </style:style>
    <style:style style:name="ce23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/>
    </style:style>
    <style:style style:name="ce24" style:family="table-cell" style:parent-style-name="Default">
      <style:table-cell-properties fo:background-color="#e6e6e6"/>
      <style:text-properties fo:font-weight="bold"/>
    </style:style>
    <style:style style:name="ce2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Sans Serif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4"/>
        <table:table-column table:style-name="co3" table:default-cell-style-name="ce22"/>
        <table:table-column table:style-name="co4" table:default-cell-style-name="Default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Campsite Test Checklist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2">
          <table:table-cell table:style-name="ce2" office:value-type="string">
            <text:p>This spreadsheet is intended to help with the manual testing of campsite. <text:s/>You will go through most of the functionality of the application and verify that it works.</text:p>
          </table:table-cell>
          <table:table-cell table:style-name="ce8"/>
          <table:table-cell table:style-name="ce15"/>
          <table:table-cell table:number-columns-repeated="252"/>
        </table:table-row>
        <table:table-row table:style-name="ro3">
          <table:table-cell table:style-name="ce2"/>
          <table:table-cell table:style-name="ce8"/>
          <table:table-cell table:style-name="ce15"/>
          <table:table-cell table:number-columns-repeated="252"/>
        </table:table-row>
        <table:table-row table:style-name="ro4">
          <table:table-cell table:style-name="ce3" office:value-type="string">
            <text:p>Test</text:p>
          </table:table-cell>
          <table:table-cell table:style-name="ce9" office:value-type="string">
            <text:p>Passed? Firefox</text:p>
          </table:table-cell>
          <table:table-cell table:style-name="ce16" office:value-type="string">
            <text:p>Notes</text:p>
          </table:table-cell>
          <table:table-cell table:style-name="ce23" office:value-type="string">
            <text:p>Passed? IE</text:p>
          </table:table-cell>
          <table:table-cell table:style-name="ce23" office:value-type="string">
            <text:p>Notes</text:p>
          </table:table-cell>
          <table:table-cell table:style-name="ce24" table:number-columns-repeated="250"/>
        </table:table-row>
        <table:table-row table:style-name="ro4">
          <table:table-cell office:value-type="string">
            <text:p>Login with valid user name and password – get to home p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Login with invalid password – rejec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in with invalid password 3 times -&gt; captcha show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fter CAPTCHA shown, use correct user name &amp; password, wrong CAPTCHA -&gt; rejec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in with correct CAPTCHA code -&gt; accep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Login with a different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ogout, Previous language remember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Main menu -&gt; Publications, Add a publication, publication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Configure publication, change values,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Delete publicatio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dd issue -&gt; Create a new structure -&gt; crea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dd issue -&gt; Use previous structure -&gt;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 -&gt; change all fields -&gt; fields modifi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 -&gt; delet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 -&gt; translate -&gt; get to translation scree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 -&gt; publish issu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-&gt; Create publish actio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 -&gt; Edit publish action -&gt; change values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config -&gt; Delete publish action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ublish 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Unpublish 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Schedule -&gt; get to config scree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Translate -&gt; Add -&gt; translation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Delete -&gt; answer “Yes” -&gt; Issue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Delete -&gt; answer “no” -&gt; not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ssue Lis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Section List -&gt; Add -&gt; dont fill in any fields -&gt; Save -&gt; Error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List -&gt; Add -&gt; Fill in fields correctly -&gt; Sav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Change fields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Add section -&gt; get to “Add section” p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Duplicate to new section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Duplicate to existing section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fter duplicate, go to destination section -&gt; success?</text:p>
          </table:table-cell>
          <table:table-cell table:style-name="ce10" office:value-type="string">
            <text:p>Y</text:p>
          </table:table-cell>
          <table:table-cell table:style-name="ce18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fter duplicate, go to source section -&gt; success?</text:p>
          </table:table-cell>
          <table:table-cell table:style-name="ce10" office:value-type="string">
            <text:p>Y</text:p>
          </table:table-cell>
          <table:table-cell table:style-name="ce18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Configure -&gt; Delete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Delete -&gt; Cancel -&gt; section not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Section -&gt; Delete -&gt; Confirm Yes -&gt; section delet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List -&gt; Add article -&gt; dont fill in anything -&gt; save -&gt; error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List -&gt; Add article -&gt; fill in article title -&gt; save -&gt; article add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dd article -&gt; article added to the top of the list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hange keywords, name, checkboxes -&gt; save using disk icon on the right side of the input field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hange article text -&gt; save using the “save” button at the bottom of the screen.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omething -&gt; “save and close”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Submitted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Published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Change status to New -&gt; success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Preview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Unlock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dont fill in fields -&gt; save -&gt; error message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fill in name &amp; existing language (already translated section) -&gt;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ranslate -&gt; fill in name &amp; language isnt supported by a translated section -&gt; prompted for new issue &amp; section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Remove ability to add issues, then try to translate an article to a language that does not have a corresponding translated issu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Remove ability to add sections, then try to translate an article to a language that does not have a corresponding translated section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Switch languag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Duplicate -&gt; Choose destination -&gt; save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Duplicate -&gt; Change name of target -&gt; new name is saved?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Duplicate -&gt; Uncheck the box to duplicate -&gt; duplicate should not be created</text:p>
          </table:table-cell>
          <table:table-cell table:style-name="ce10" office:value-type="string">
            <text:p>Y</text:p>
          </table:table-cell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Duplicate -&gt; select multiple translations, change their names -&gt; duplicat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Move -&gt; choose destination -&gt; sav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dont select anything -&gt; save -&gt; error message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create event -&gt; sav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Automatic Publishing -&gt; delete event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Automatic Publishing -&gt; remove the time -&gt; save -&gt; get error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Topics -&gt; Add topic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Topics -&gt; Delete topic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Topics -&gt; Add topic -&gt; dont select anything -&gt; save -&gt; nothing should happen, screen should not refresh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new image -&gt; dont fill in anything -&gt; click sav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new -&gt; upload an im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new -&gt; add URL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new -&gt; try to upload something that isnt an im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edit image -&gt; Change properties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remove image from articl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Images -&gt; Add existing image -&gt; Add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Images -&gt; Add existing image -&gt; search using each field -&gt; found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Files -&gt; Add file -&gt; dont fill in anything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Files -&gt; Add file 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Edit -&gt; Edit File -&gt; able to change info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Edit File -&gt; Add HTML special chars to the description -&gt; HTML should not be rendered on the article edit p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Article Edit -&gt; create an article type with ALL field types -&gt; then check if view mode works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-&gt; add topic with HTML special chars, then edit a subtopic, does the path to this subtopic look correct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 with special characters in a “topic article type” - does it show up correctly in the article edit screen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with special characters show up correctly in the “attach topic to article” screen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show only one langu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publish articl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submit articl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set new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publish schedul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unlock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delet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duplicat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duplicate to another section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actions -&gt; mov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select all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select non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Order -&gt; move article down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Order -&gt; move article up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Order -&gt; use drop down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Preview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List -&gt; Translat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Configure -&gt; System Prefs -&gt; Change keyword separator, view article -&gt; keyword separator correct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Create folder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Create folder with funny characters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Create templat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Upload templat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uplicate templat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elete templat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edit template -&gt; save -&gt; success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edit template, insert &amp;nbsp; -&gt; sav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elete directory with files -&gt; should fail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emplates -&gt; delete empty directory -&gt; should succeed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Types -&gt; Add article typ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Types -&gt; Fields -&gt; Add Field of every typ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Types -&gt; Fields -&gt; Delet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Article Types -&gt; Delet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-&gt; add root topic -&gt; dont select language or name -&gt; warning message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root topic 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delet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subtopic -&gt; dont fill in name -&gt; warning message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subtopic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5">
          <table:table-cell office:value-type="string">
            <text:p>Topics -&gt; add translation -&gt; dont select language or fill in name -&gt; warning message?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add translation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edit topic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edit topic -&gt; dont fill in the nam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select non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select all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Topics -&gt; select just one language -&gt; show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anguages -&gt; Add langu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anguages -&gt; Delete langu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Languages -&gt; Edit langu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4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4">
          <table:table-cell office:value-type="string">
            <text:p>Image Archive -&gt; Add new image</text:p>
          </table:table-cell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table:style-name="ce5" office:value-type="string">
            <text:p>Users</text:p>
          </table:table-cell>
          <table:table-cell table:style-name="ce11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 user -&gt; dont fill in anything -&gt; click save -&gt; error messag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 user -&gt; fill in required fields -&gt; save -&gt; user created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Logout, login as new user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Edit User -&gt; change password -&gt; logout, login with new password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Edit User -&gt; Change user details -&gt; save -&gt; success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7">
          <table:table-cell table:style-name="ce6"/>
          <table:table-cell table:style-name="ce11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8">
          <table:table-cell table:style-name="ce5" office:value-type="string">
            <text:p>Rights - remove each of the following rights and verify that the user cannot perform the action</text:p>
          </table:table-cell>
          <table:table-cell table:style-name="ce13"/>
          <table:table-cell table:style-name="ce21"/>
          <table:table-cell table:style-name="ce13"/>
          <table:table-cell table:style-name="ce21"/>
          <table:table-cell table:number-columns-repeated="5"/>
          <table:table-cell table:style-name="ce25" table:number-columns-repeated="11"/>
          <table:table-cell table:number-columns-repeated="234"/>
        </table:table-row>
        <table:table-row table:style-name="ro6">
          <table:table-cell table:style-name="ce5" office:value-type="string">
            <text:p>Add/Edit Publica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Publication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Change Issu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Issu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Change Sec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Section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 articl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11"/>
          <table:table-cell table:style-name="ce25" table:number-columns-repeated="5"/>
          <table:table-cell table:number-columns-repeated="234"/>
        </table:table-row>
        <table:table-row table:style-name="ro6">
          <table:table-cell table:style-name="ce5" office:value-type="string">
            <text:p>Change Article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50"/>
        </table:table-row>
        <table:table-row table:style-name="ro6">
          <table:table-cell table:style-name="ce5" office:value-type="string">
            <text:p>Publish Article (this also means you cannot do scheduled publishing)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9"/>
          <table:table-cell table:style-name="ce25" table:number-columns-repeated="7"/>
          <table:table-cell table:number-columns-repeated="234"/>
        </table:table-row>
        <table:table-row table:style-name="ro6">
          <table:table-cell table:style-name="ce5" office:value-type="string">
            <text:p>Delete Article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 imag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6">
          <table:table-cell table:style-name="ce5" office:value-type="string">
            <text:p>Change im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Imag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6">
          <table:table-cell table:style-name="ce5" office:value-type="string">
            <text:p>Manage Topic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2"/>
          <table:table-cell table:style-name="ce25" table:number-columns-repeated="14"/>
          <table:table-cell table:number-columns-repeated="234"/>
        </table:table-row>
        <table:table-row table:style-name="ro6">
          <table:table-cell table:style-name="ce5" office:value-type="string">
            <text:p>Manage Templat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8"/>
          <table:table-cell table:style-name="ce25" table:number-columns-repeated="8"/>
          <table:table-cell table:number-columns-repeated="234"/>
        </table:table-row>
        <table:table-row table:style-name="ro6">
          <table:table-cell table:style-name="ce5" office:value-type="string">
            <text:p>Delete Templat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/>
          <table:table-cell table:style-name="ce25" table:number-columns-repeated="15"/>
          <table:table-cell table:number-columns-repeated="234"/>
        </table:table-row>
        <table:table-row table:style-name="ro8">
          <table:table-cell table:style-name="ce5" office:value-type="string">
            <text:p>ALL template permissions turned off -&gt; main menu "templat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change article typ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article type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/>
          <table:table-cell table:style-name="ce25" table:number-columns-repeated="15"/>
          <table:table-cell table:number-columns-repeated="234"/>
        </table:table-row>
        <table:table-row table:style-name="ro8">
          <table:table-cell table:style-name="ce5" office:value-type="string">
            <text:p>ALL article type permissions turned off -&gt; main menu "article typ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Edit langu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languag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8">
          <table:table-cell table:style-name="ce5" office:value-type="string">
            <text:p>ALL language permissions turned off -&gt; main menu "languag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Edit Countri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countri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LL country permissions turned off -&gt; main menu "countries" gone?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View log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User type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Subscriptions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edit/delete subscribers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Delete staff</text:p>
          </table:table-cell>
          <table:table-cell table:style-name="ce12"/>
          <table:table-cell table:style-name="ce19"/>
          <table:table-cell table:style-name="ce11"/>
          <table:table-cell table:style-name="ce19"/>
          <table:table-cell table:style-name="ce25" table:number-columns-repeated="16"/>
          <table:table-cell table:number-columns-repeated="234"/>
        </table:table-row>
        <table:table-row table:style-name="ro6">
          <table:table-cell table:style-name="ce5" office:value-type="string">
            <text:p>add/edit staff</text:p>
          </table:table-cell>
          <table:table-cell table:style-name="ce12"/>
          <table:table-cell table:style-name="ce20"/>
          <table:table-cell table:style-name="ce13"/>
          <table:table-cell table:style-name="ce21"/>
          <table:table-cell table:number-columns-repeated="7"/>
          <table:table-cell table:style-name="ce25" table:number-columns-repeated="9"/>
          <table:table-cell table:number-columns-repeated="234"/>
        </table:table-row>
        <table:table-row table:style-name="ro3" table:number-rows-repeated="3">
          <table:table-cell table:style-name="ce7"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75">
          <table:table-cell/>
          <table:table-cell table:style-name="ce10"/>
          <table:table-cell table:style-name="ce17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145">
          <table:table-cell table:number-columns-repeated="3"/>
          <table:table-cell table:style-name="ce13"/>
          <table:table-cell table:style-name="ce21"/>
          <table:table-cell table:number-columns-repeated="250"/>
        </table:table-row>
        <table:table-row table:style-name="ro3" table:number-rows-repeated="106">
          <table:table-cell table:number-columns-repeated="3"/>
          <table:table-cell table:style-name="ce13"/>
          <table:table-cell table:number-columns-repeated="251"/>
        </table:table-row>
        <table:table-row table:style-name="ro3" table:number-rows-repeated="31548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DejaVu Sans" svg:font-family="'DejaVu Sans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Sans Serif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9">09/06/2006</text:date>, <text:time>23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5-06-07T16:04:53</meta:creation-date>
    <dc:date>2006-06-09T23:07:43</dc:date>
    <dc:language>en-US</dc:language>
    <meta:editing-cycles>32</meta:editing-cycles>
    <meta:editing-duration>P8DT10H6M57S</meta:editing-duration>
    <meta:user-defined meta:name="Info 1"/>
    <meta:user-defined meta:name="Info 2"/>
    <meta:user-defined meta:name="Info 3"/>
    <meta:user-defined meta:name="Info 4"/>
    <meta:document-statistic meta:table-count="3" meta:cell-count="233"/>
  </office:meta>
</office:document-meta>
</file>